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style:font-style-asian="normal" style:font-style-complex="normal"/>
    </style:style>
    <style:style style:name="P23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4" style:family="paragraph" style:parent-style-name="Standard">
      <style:text-properties style:text-underline-style="none"/>
    </style:style>
    <style:style style:name="P25" style:family="paragraph" style:parent-style-name="Standard">
      <style:text-properties fo:color="#f8f8f2" style:font-name="Cascadia Code" fo:font-size="10.5pt" fo:font-weight="normal" fo:background-color="#272822"/>
    </style:style>
    <style:style style:name="P26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27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8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32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color="#000000" style:font-name="Cascadia Code" fo:font-size="10.5pt" fo:font-weight="normal" fo:background-color="#ffff99"/>
    </style:style>
    <style:style style:name="T12" style:family="text">
      <style:text-properties fo:color="#000000" style:font-name="Cascadia Code" fo:font-size="10.5pt" fo:font-weight="normal" fo:background-color="#ffff99" style:font-size-asian="12pt" style:font-size-complex="12pt"/>
    </style:style>
    <style:style style:name="T13" style:family="text">
      <style:text-properties fo:color="#6666ff"/>
    </style:style>
    <style:style style:name="T14" style:family="text">
      <style:text-properties fo:color="#6666ff" style:font-name="Cascadia Code" fo:font-size="10.5pt" fo:font-weight="normal" fo:background-color="#ffffff"/>
    </style:style>
    <style:style style:name="T15" style:family="text">
      <style:text-properties fo:font-size="10.5pt" fo:font-weight="normal"/>
    </style:style>
    <style:style style:name="T16" style:family="text">
      <style:text-properties fo:color="#3333ff"/>
    </style:style>
    <style:style style:name="T17" style:family="text">
      <style:text-properties fo:color="#3333ff" style:font-name="Cascadia Code" fo:font-size="10.5pt" fo:font-weight="normal" fo:background-color="#ffffff"/>
    </style:style>
    <style:style style:name="T18" style:family="text">
      <style:text-properties fo:color="#663300"/>
    </style:style>
    <style:style style:name="T19" style:family="text">
      <style:text-properties fo:color="#cc0000"/>
    </style:style>
    <style:style style:name="T20" style:family="text">
      <style:text-properties fo:background-color="#ffff99"/>
    </style:style>
    <style:style style:name="T21" style:family="text">
      <style:text-properties fo:color="#800000"/>
    </style:style>
    <style:style style:name="T22" style:family="text">
      <style:text-properties fo:background-color="#ff6600"/>
    </style:style>
    <style:style style:name="T23" style:family="text">
      <style:text-properties fo:background-color="#ccffff"/>
    </style:style>
    <style:style style:name="T24" style:family="text">
      <style:text-properties fo:background-color="#cc99ff"/>
    </style:style>
    <style:style style:name="T25" style:family="text">
      <style:text-properties fo:color="#ff3333"/>
    </style:style>
    <style:style style:name="T26" style:family="text">
      <style:text-properties fo:color="#ff3333" style:font-name="Cascadia Code" fo:font-size="10.5pt" fo:font-weight="normal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9">Listes</text:p>
          </table:table-cell>
        </table:table-row>
      </table:table>
      <text:p text:style-name="P11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<text:span text:style-name="T3">les vues</text:span> </text:p>
          </table:table-cell>
        </table:table-row>
      </table:table>
      <text:list xml:id="list1703615691383649344" text:style-name="L1">
        <text:list-header>
          <text:p text:style-name="P31"/>
        </text:list-header>
      </text:list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 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8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8">Pour la table négocier avant ajout :</text:p>
      <text:p text:style-name="P18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4"/>
      <text:p text:style-name="P14"/>
      <text:p text:style-name="P14"><text:soft-page-break/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6">Triggers pour la table waz_negocier :</text:p>
      <text:p text:style-name="P6"/>
      <text:p text:style-name="P22">nom du trigger : <text:span text:style-name="T13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4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4">before_update_annonces .</text:span></text:p>
      <text:p text:style-name="P30"><text:span text:style-name="T15">Nom du trigger avant ajout : </text:span><text:span text:style-name="T17">before_insert_annonces .</text:span></text:p>
      <text:p text:style-name="P25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Les contraintes</text:p>
          </table:table-cell>
        </table:table-row>
      </table:table>
      <text:p text:style-name="P4"/>
      <text:p text:style-name="P12">Sur la table waz_biens :</text:p>
      <text:p text:style-name="P3"/>
      <text:p text:style-name="P15">bi_piece → accepte que les nombres de <text:span text:style-name="T16">1 à 6 ou +6 ou null </text:span>.</text:p>
      <text:p text:style-name="P15">bi_ref → format de la référence du bien à respecter .</text:p>
      <text:p text:style-name="P15">bi_description → pas d'espace en premier caractères.</text:p>
      <text:p text:style-name="P15">bi_local → as d'espace en premier caractères.</text:p>
      <text:p text:style-name="P17">bi_surf_habitable → doit être supérieur à zéro.</text:p>
      <text:p text:style-name="P17">bi_surf_totale → doit être supérieur à zéro.</text:p>
      <text:p text:style-name="P17">bi_estimation_vente → doit être supérieur à zéro.</text:p>
      <text:p text:style-name="P17">bi_estimation_location → doit être supérieur à zéro.</text:p>
      <text:p text:style-name="P17">bi_diagnostic → accepte que les lettres <text:span text:style-name="T16">A,B,C,D,E,F,G,V</text:span></text:p>
      <text:p text:style-name="Standard"><text:span text:style-name="T6">bi_type → accepte que </text:span><text:span text:style-name="T17">'maison' ,'garage' ,'terrain' ,'locaux_professionnels', 'immeuble', 'bureaux', 'appartement' </text:span><text:span text:style-name="T10">.</text:span></text:p>
      <text:p text:style-name="P17"/>
      <text:p text:style-name="P17">Clé primaire : bi_id.</text:p>
      <text:p text:style-name="P17"/>
      <text:p text:style-name="Standard"><text:span text:style-name="T6">Nom Index : </text:span><text:span text:style-name="T11">ind_biens_6</text:span><text:span text:style-name="T8"> </text:span><text:span text:style-name="T6">sur : bi_type, bi_pieces, bi_ref,bi_local, bi_surf_habitable, bi_surf_totale.</text:span></text:p>
      <text:p text:style-name="Standard"><text:span text:style-name="T6">Nom Index : </text:span><text:span text:style-name="T12">ind_biens_4</text:span><text:span text:style-name="T9"> sur :bi_pieces, bi_ref, bi_local, bi_surf_habitable.</text:span></text:p>
      <text:p text:style-name="P23">Nom Index : <text:span text:style-name="T20">ind_biens_2</text:span> sur : bi_ref, bi_local.</text:p>
      <text:p text:style-name="P17"/>
      <text:p text:style-name="P17">Tous les champs sont not null.</text:p>
      <text:p text:style-name="P17"/>
      <text:p text:style-name="P13"/>
      <text:p text:style-name="P13"/>
      <text:p text:style-name="P16"/>
      <text:p text:style-name="P17"/>
      <text:p text:style-name="Standard"><text:span text:style-name="T2">Sur la </text:span><text:span text:style-name="T7">table</text:span><text:span text:style-name="T2"> waz_option </text:span>:</text:p>
      <text:p text:style-name="P17"/>
      <text:p text:style-name="P17">Les champs en not null .</text:p>
      <text:p text:style-name="P17">La clé primaire : opt_id.</text:p>
      <text:p text:style-name="P17"><text:soft-page-break/></text:p>
      <text:p text:style-name="P7">Sur la table waz_photo :</text:p>
      <text:p text:style-name="P7"/>
      <text:p text:style-name="P16">les champs sont en not null . </text:p>
      <text:p text:style-name="P16">pho_nom → le premier caractères ne doit pas être un espace.</text:p>
      <text:p text:style-name="P16"/>
      <text:p text:style-name="P16">La clé primaire : pho_id</text:p>
      <text:p text:style-name="P16">la clé étrangère : bi_id</text:p>
      <text:p text:style-name="P19"/>
      <text:p text:style-name="P19"/>
      <text:p text:style-name="P7">Sur la table waz_employes :</text:p>
      <text:p text:style-name="P19"/>
      <text:p text:style-name="P19">Les champs en not null .</text:p>
      <text:p text:style-name="P19"/>
      <text:p text:style-name="P19">emp_nom →minimum 3 caractères ,pas d'espace en premier caractère . Pas de caractères spéciaux . </text:p>
      <text:p text:style-name="P19">emp_prenom → idem que emp_nom. </text:p>
      <text:p text:style-name="Standard">emp_adresse → n'accepte pas d'espace en premier caractères.Accepte les <text:span text:style-name="T19">lettres</text:span> ,<text:span text:style-name="T19">chiffres</text:span> ,<text:span text:style-name="T19">*</text:span>,<text:span text:style-name="T19">-</text:span> ,<text:span text:style-name="T19">'</text:span>,<text:span text:style-name="T19">&amp;</text:span>,<text:span text:style-name="T19">.</text:span><text:span text:style-name="T18"> </text:span>et <text:span text:style-name="T19">%</text:span> . </text:p>
      <text:p text:style-name="P19">emp_tel → accepte que des <text:span text:style-name="T19">nombres</text:span> ,<text:span text:style-name="T19">espace</text:span> ,<text:span text:style-name="T19">-</text:span> et <text:span text:style-name="T19">/ </text:span>. Cette colonne n'accepte pas les espaces en premières caractères.</text:p>
      <text:p text:style-name="P19">emp_poste → au moins 3 lettres et l'espace est autorisé .</text:p>
      <text:p text:style-name="P19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19"/>
      <text:p text:style-name="P19">La clé primaire :emp_id.</text:p>
      <text:p text:style-name="P19"/>
      <text:p text:style-name="P19">emp_mail → on ne peut pas avoir deux emails identiques . </text:p>
      <text:p text:style-name="P19"/>
      <text:p text:style-name="P7">Sur la table waz_internautes :</text:p>
      <text:p text:style-name="P7"/>
      <text:p text:style-name="P19">in_nom → le nom comprend minimum <text:span text:style-name="T21">3 lettre</text:span> , n'accepte pas les espaces et les caractères spéciaux.</text:p>
      <text:p text:style-name="P19">in_prenom → idem que in_nom .</text:p>
      <text:p text:style-name="P19">in_telephone → que des chiffres , sans caractères speciaux .</text:p>
      <text:p text:style-name="Standard">in_est_contacter → compris entre <text:span text:style-name="T21">1</text:span> et <text:span text:style-name="T21">0</text:span> . il est en <text:span text:style-name="T21">default 0</text:span> . </text:p>
      <text:p text:style-name="P19"/>
      <text:p text:style-name="P19">Les champs sont en not nulle .</text:p>
      <text:p text:style-name="P19"/>
      <text:p text:style-name="P19">La clé primaire : in_id .</text:p>
      <text:p text:style-name="P19"/>
      <text:p text:style-name="P19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lettres majuscules.</text:p>
      <text:p text:style-name="P19"/>
      <text:p text:style-name="P7">Sur la table waz_annonces :</text:p>
      <text:p text:style-name="P19"/>
      <text:p text:style-name="P19">an_prix → doit être supérieur à zéro .</text:p>
      <text:p text:style-name="P19">an_est_active → accepte que <text:span text:style-name="T21">0 </text:span>ou <text:span text:style-name="T21">1</text:span> . </text:p>
      <text:p text:style-name="P19">an_offre → accepte que <text:span text:style-name="T21">A,L,V</text:span> . </text:p>
      <text:p text:style-name="P19">an_nbre_vues → doit être supérieur à zéro . </text:p>
      <text:p text:style-name="P19">an_date_ajout → lors de l'ajout de la ligne ,ce champ entre une date automatiquement (date du jour).</text:p>
      <text:p text:style-name="P19">an_date_modif → lors de la modification de la ligne , ce champ entre une date automatiquement <text:soft-page-break/>(date du jour)..</text:p>
      <text:p text:style-name="P19">an_ref → Avec une regex , on entre un code de référence au bon format :</text:p>
      <text:p text:style-name="P20">LO-<text:span text:style-name="T22">AP</text:span>-<text:span text:style-name="T23">0428</text:span>-<text:span text:style-name="T24">01</text:span></text:p>
      <text:p text:style-name="P21">marron peut être <text:span text:style-name="T25">LO </text:span>ou <text:span text:style-name="T25">VE</text:span> ou <text:span text:style-name="T25">AC</text:span></text:p>
      <text:p text:style-name="P21">orange peut être <text:span text:style-name="T25">AP</text:span> ou <text:span text:style-name="T25">Ma</text:span> ou <text:span text:style-name="T25">TE</text:span> ou <text:span text:style-name="T25">GA</text:span> ou <text:span text:style-name="T25">IM</text:span> ou <text:span text:style-name="T25">LP</text:span> ou <text:span text:style-name="T25">BU</text:span></text:p>
      <text:p text:style-name="P21">bleu représente la date (jour/mois)</text:p>
      <text:p text:style-name="P21">violet représente la position du bien qu'il arrive dans le mois .(exemple:si c'est le premier bien confier à l'agence d'immobilière du mois <text:s/>)</text:p>
      <text:p text:style-name="P20"/>
      <text:p text:style-name="P19"/>
      <text:p text:style-name="P19"><text:s/></text:p>
      <text:p text:style-name="P19">Clé primaire : an_id .</text:p>
      <text:p text:style-name="P19">Clé étrangère : bi_id . </text:p>
      <text:p text:style-name="P19"/>
      <text:p text:style-name="P19">Nom de la contraintes : chk_dateModif → la date de modification (an_date_modif) doit être supérieur à la date d'ajout (an_date_ajout) ou alors la date de modification (an_date_modif) doit être null . </text:p>
      <text:p text:style-name="P19"/>
      <text:p text:style-name="P19">Nom index : ind_prix_offre → sur an_prix ,an_offre . </text:p>
      <text:p text:style-name="P19"/>
      <text:p text:style-name="P19">Les champs sont tous en not null . </text:p>
      <text:p text:style-name="P19"/>
      <text:p text:style-name="P7"/>
      <text:p text:style-name="P7">Sur la table waz_commentaire : </text:p>
      <text:p text:style-name="P7"/>
      <text:p text:style-name="P19">com_avis → default null . </text:p>
      <text:p text:style-name="P19">com_notes → default null .</text:p>
      <text:p text:style-name="P19">com_date_ajout <text:s/>→ lors de l'ajout de la ligne ,ce champ entre une date automatiquement (date du jour).</text:p>
      <text:p text:style-name="P19"/>
      <text:p text:style-name="P19">Clé primaire : com_id .</text:p>
      <text:p text:style-name="P19">Clé étrangères : in_id . </text:p>
      <text:p text:style-name="P19"/>
      <text:p text:style-name="P7">Sur la table waz_composer :</text:p>
      <text:p text:style-name="P19"/>
      <text:p text:style-name="P19">Clés primaires : bi_id , opt_id .</text:p>
      <text:p text:style-name="P19">Clés étrangères : bi_id ,opt_id .</text:p>
      <text:p text:style-name="P19"/>
      <text:p text:style-name="P19"/>
      <text:p text:style-name="P7">Sur la table negocier :</text:p>
      <text:p text:style-name="P19"/>
      <text:p text:style-name="P19">neg_est_conclu → accepte que les <text:span text:style-name="T21">1</text:span> ou <text:span text:style-name="T21">0</text:span> .</text:p>
      <text:p text:style-name="P19">neg_montant_transaction → doit être supérieur à zéro .</text:p>
      <text:p text:style-name="P19">neg_date_debut_transaction → ajout la date du jour de l'insertion ou la modification du champ . </text:p>
      <text:p text:style-name="P19">neg_date_contact → ajout la date du jour de l'insertion ou la modification du champ .</text:p>
      <text:p text:style-name="P19"/>
      <text:p text:style-name="P19">neg_date_transaction_fin → en default null . </text:p>
      <text:p text:style-name="P19">neg_est_conclu ,neg_montant_transaction, neg_date_debut_transaction,neg_date_contact sont des champs en not null . </text:p>
      <text:p text:style-name="P19"/>
      <text:p text:style-name="P19">Clés primaires : emp_id,in_id,an_id . </text:p>
      <text:p text:style-name="P19">Clés étrangères : emp_id,in_id,an_id .</text:p>
      <text:p text:style-name="P19"><text:soft-page-break/></text:p>
      <text:p text:style-name="P19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9"/>
      <text:p text:style-name="P7">Sur la table waz_contacter :</text:p>
      <text:p text:style-name="P19"/>
      <text:p text:style-name="Standard">co_sujet:not null → accepte que <text:span text:style-name="T26">acheter</text:span><text:span text:style-name="T10">,</text:span><text:span text:style-name="T26">vendre</text:span><text:span text:style-name="T10">,</text:span><text:span text:style-name="T26">louer</text:span><text:span text:style-name="T25"> </text:span>et <text:span text:style-name="T26">autres</text:span> .</text:p>
      <text:p text:style-name="Standard">co_question : not null .</text:p>
      <text:p text:style-name="P19"/>
      <text:p text:style-name="P19">Clés primaires : emp_id , in_id .</text:p>
      <text:p text:style-name="P19">Clés étrangères : emp_id, in_id .</text:p>
      <text:p text:style-name="P19"/>
      <text:p text:style-name="P7"/>
      <text:p text:style-name="P7">Sur la table waz_histo_negocier :</text:p>
      <text:p text:style-name="P19"/>
      <text:p text:style-name="P19">hist_neg_est_conclu → not null .</text:p>
      <text:p text:style-name="P19">hist_neg_montant_transaction → not null . </text:p>
      <text:p text:style-name="P19">hist_neg_debut_transaction → not null .</text:p>
      <text:p text:style-name="P19">hist_neg_dernier_contact → not null .</text:p>
      <text:p text:style-name="P19">hist_date -&gt;not null .</text:p>
      <text:p text:style-name="P19">hist_utilisateur → not null . </text:p>
      <text:p text:style-name="P19">hist_evenement → not null . </text:p>
      <text:p text:style-name="P19"/>
      <text:p text:style-name="P19">hist_neg_date_transaction_fin → default null . </text:p>
      <text:p text:style-name="P19"/>
      <text:p text:style-name="P19">Clés primaires : emp_id ,in_id,an_id,hist_date </text:p>
      <text:p text:style-name="P19"/>
      <text:p text:style-name="P19"/>
      <text:p text:style-name="P19"/>
      <text:p text:style-name="P19"/>
      <text:p text:style-name="P7"/>
      <text:p text:style-name="P7"/>
      <text:p text:style-name="P19"/>
      <text:p text:style-name="P19"><text:s/></text:p>
      <text:p text:style-name="P19"/>
      <text:p text:style-name="P19"/>
      <text:p text:style-name="P19"/>
      <text:p text:style-name="P17"/>
      <text:p text:style-name="P17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4-29T14:39:05.50</dc:date>
    <dc:creator>Anne wilga</dc:creator>
    <meta:editing-duration>PT15H53M40S</meta:editing-duration>
    <meta:editing-cycles>18</meta:editing-cycles>
    <meta:document-statistic meta:table-count="4" meta:image-count="0" meta:object-count="0" meta:page-count="5" meta:paragraph-count="138" meta:word-count="1223" meta:character-count="7664"/>
  </office:meta>
</office:document-meta>
</file>